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40000005416F2ECD3.png" manifest:media-type=""/>
  <manifest:file-entry manifest:full-path="Pictures/100000000000005400000054BA5FC78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abb4" officeooo:paragraph-rsid="0014abb4"/>
    </style:style>
    <style:style style:name="P2" style:family="paragraph" style:parent-style-name="Standard">
      <style:text-properties officeooo:paragraph-rsid="0014abb4"/>
    </style:style>
    <style:style style:name="T1" style:family="text">
      <style:text-properties officeooo:rsid="0014abb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GS1-128 AimID AUS:<text:tab/><text:tab/><text:tab/><text:tab/><text:tab/><text:tab/><text:tab/><text:tab/><text:tab/></text:span><draw:frame draw:style-name="fr1" draw:name="Grafik1" text:anchor-type="as-char" svg:width="2.962cm" svg:height="2.962cm" draw:z-index="0"><draw:image xlink:href="Pictures/100000000000005400000054BA5FC78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S1-128 AimID AN<text:tab/><text:tab/><text:tab/><text:tab/><text:tab/><text:tab/><text:tab/><text:tab/><text:tab/><draw:frame draw:style-name="fr2" draw:name="Grafik2" text:anchor-type="as-char" svg:y="-2.882cm" svg:width="2.962cm" svg:height="2.962cm" draw:z-index="1"><draw:image xlink:href="Pictures/10000000000000540000005416F2ECD3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09:21:16.240000000</meta:creation-date>
    <dc:date>2021-01-06T09:24:02.148000000</dc:date>
    <meta:editing-duration>P0D</meta:editing-duration>
    <meta:editing-cycles>1</meta:editing-cycles>
    <meta:document-statistic meta:table-count="0" meta:image-count="2" meta:object-count="0" meta:page-count="1" meta:paragraph-count="2" meta:word-count="6" meta:character-count="53" meta:non-whitespace-character-count="30"/>
    <meta:generator>LibreOffice/4.1.3.2$Windows_x86 LibreOffice_project/70feb7d99726f064edab4605a8ab840c50ec57a</meta:generator>
  </office:meta>
</office:document-meta>
</file>